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5.612cm" fo:margin-left="0.088cm" fo:break-before="page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10.721cm"/>
    </style:style>
    <style:style style:name="Tableau2.C" style:family="table-column">
      <style:table-column-properties style:column-width="7.377cm"/>
    </style:style>
    <style:style style:name="Tableau2.D" style:family="table-column">
      <style:table-column-properties style:column-width="5.424cm"/>
    </style:style>
    <style:style style:name="Tableau2.1" style:family="table-row">
      <style:table-row-properties style:min-row-height="0.626cm"/>
    </style:style>
    <style:style style:name="Tableau2.A1" style:family="table-cell">
      <style:table-cell-properties fo:background-color="#c0c0c0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9" style:family="table-row">
      <style:table-row-properties style:min-row-height="2.859cm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28a9e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24a411" style:font-weight-asian="bold" style:font-weight-complex="bold"/>
    </style:style>
    <style:style style:name="P3" style:family="paragraph" style:parent-style-name="Standard">
      <style:text-properties fo:font-weight="bold" officeooo:paragraph-rsid="00262038" style:font-weight-asian="bold" style:font-weight-complex="bold"/>
    </style:style>
    <style:style style:name="P4" style:family="paragraph" style:parent-style-name="Standard">
      <style:text-properties officeooo:paragraph-rsid="00262038"/>
    </style:style>
    <style:style style:name="P5" style:family="paragraph" style:parent-style-name="Standard">
      <style:text-properties fo:font-size="10pt" fo:font-style="normal" fo:font-weight="bold" officeooo:rsid="0027e174" officeooo:paragraph-rsid="0027e174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text-properties fo:font-size="10pt" fo:font-style="normal" fo:font-weight="normal" officeooo:rsid="002c8745" officeooo:paragraph-rsid="002c8745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fo:font-style="normal" fo:font-weight="bold" officeooo:rsid="0027e174" officeooo:paragraph-rsid="0027e174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27e174" officeooo:paragraph-rsid="0027e174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27e174" officeooo:paragraph-rsid="002d5be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2876c5" officeooo:paragraph-rsid="002876c5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7e174" officeooo:paragraph-rsid="0027e174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7e174" officeooo:paragraph-rsid="002d5bed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9a834" officeooo:paragraph-rsid="002d5bed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c6700" officeooo:paragraph-rsid="002d5bed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876c5" officeooo:paragraph-rsid="002876c5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f5332" officeooo:paragraph-rsid="002f5332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Table_20_Contents">
      <style:text-properties officeooo:rsid="00047028" officeooo:paragraph-rsid="00228a9e"/>
    </style:style>
    <style:style style:name="P18" style:family="paragraph" style:parent-style-name="Table_20_Contents">
      <style:text-properties officeooo:rsid="00047028" officeooo:paragraph-rsid="002d5bed"/>
    </style:style>
    <style:style style:name="P19" style:family="paragraph" style:parent-style-name="Table_20_Contents">
      <style:paragraph-properties fo:text-align="center" style:justify-single-word="false"/>
      <style:text-properties officeooo:rsid="00047028" officeooo:paragraph-rsid="00228a9e"/>
    </style:style>
    <style:style style:name="P20" style:family="paragraph" style:parent-style-name="Table_20_Contents">
      <style:text-properties fo:font-size="11pt" officeooo:rsid="002d5bed" officeooo:paragraph-rsid="002d5bed" style:font-size-asian="11pt" style:font-size-complex="11pt"/>
    </style:style>
    <style:style style:name="P21" style:family="paragraph" style:parent-style-name="Table_20_Contents">
      <style:text-properties fo:font-size="11pt" officeooo:rsid="000f91e2" officeooo:paragraph-rsid="00228a9e" style:font-size-asian="11pt" style:font-size-complex="11pt"/>
    </style:style>
    <style:style style:name="P22" style:family="paragraph" style:parent-style-name="Table_20_Contents">
      <style:text-properties fo:font-size="11pt" officeooo:rsid="0030740e" officeooo:paragraph-rsid="0030740e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officeooo:rsid="00047028" officeooo:paragraph-rsid="00228a9e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rsid="0010d609" officeooo:paragraph-rsid="00228a9e"/>
    </style:style>
    <style:style style:name="P25" style:family="paragraph" style:parent-style-name="Table_20_Contents">
      <style:paragraph-properties fo:text-align="center" style:justify-single-word="false"/>
      <style:text-properties officeooo:rsid="002748cf" officeooo:paragraph-rsid="002748cf"/>
    </style:style>
    <style:style style:name="P26" style:family="paragraph" style:parent-style-name="Table_20_Contents">
      <style:paragraph-properties fo:line-height="150%" style:writing-mode="page"/>
      <style:text-properties fo:font-size="10pt" officeooo:rsid="00047028" officeooo:paragraph-rsid="00228a9e" style:font-size-asian="10pt" style:font-size-complex="10pt"/>
    </style:style>
    <style:style style:name="P27" style:family="paragraph" style:parent-style-name="Table_20_Contents">
      <style:paragraph-properties fo:line-height="150%" style:writing-mode="page"/>
      <style:text-properties fo:font-size="12pt" officeooo:rsid="00047028" officeooo:paragraph-rsid="0029a834" style:font-size-asian="12pt" style:font-size-complex="12pt"/>
    </style:style>
    <style:style style:name="P28" style:family="paragraph" style:parent-style-name="Table_20_Contents">
      <style:paragraph-properties fo:line-height="115%" style:writing-mode="page"/>
      <style:text-properties fo:font-size="11pt" officeooo:rsid="00047028" officeooo:paragraph-rsid="00228a9e" style:font-size-asian="11pt" style:font-size-complex="11pt"/>
    </style:style>
    <style:style style:name="P29" style:family="paragraph" style:parent-style-name="Table_20_Contents">
      <style:paragraph-properties fo:line-height="115%" style:writing-mode="page"/>
      <style:text-properties fo:font-size="11pt" officeooo:paragraph-rsid="00228a9e" style:font-size-asian="11pt" style:font-size-complex="11pt"/>
    </style:style>
    <style:style style:name="P30" style:family="paragraph" style:parent-style-name="Standard" style:list-style-name="L1">
      <style:text-properties fo:font-size="11pt" fo:font-style="normal" fo:font-weight="normal" officeooo:rsid="002c8745" officeooo:paragraph-rsid="002c8745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1" style:family="paragraph" style:parent-style-name="Standard" style:list-style-name="L2">
      <style:paragraph-properties fo:margin-top="0cm" fo:margin-bottom="0cm" loext:contextual-spacing="false" fo:line-height="100%"/>
      <style:text-properties fo:font-size="11pt" fo:font-style="normal" officeooo:rsid="002c8745" officeooo:paragraph-rsid="002c8745" style:font-name-asian="Calibri" style:font-size-asian="11pt" style:font-style-asian="normal" style:font-name-complex="Calibri" style:font-size-complex="11pt" style:font-style-complex="normal"/>
    </style:style>
    <style:style style:name="P32" style:family="paragraph" style:parent-style-name="Standard" style:list-style-name="L2">
      <style:paragraph-properties fo:margin-top="0cm" fo:margin-bottom="0cm" loext:contextual-spacing="false" fo:line-height="100%"/>
      <style:text-properties fo:font-size="11pt" fo:font-style="normal" officeooo:rsid="002c8745" officeooo:paragraph-rsid="002d5bed" style:font-name-asian="Calibri" style:font-size-asian="11pt" style:font-style-asian="normal" style:font-name-complex="Calibri" style:font-size-complex="11pt" style:font-style-complex="normal"/>
    </style:style>
    <style:style style:name="P33" style:family="paragraph" style:parent-style-name="Standard" style:list-style-name="L3">
      <style:paragraph-properties fo:margin-top="0cm" fo:margin-bottom="0cm" loext:contextual-spacing="false" fo:line-height="100%"/>
      <style:text-properties fo:font-size="11pt" fo:font-style="normal" officeooo:rsid="002c8745" officeooo:paragraph-rsid="002d5bed" style:font-name-asian="Calibri" style:font-size-asian="11pt" style:font-style-asian="normal" style:font-name-complex="Calibri" style:font-size-complex="11pt" style:font-style-complex="normal"/>
    </style:style>
    <style:style style:name="P34" style:family="paragraph" style:parent-style-name="Standard" style:list-style-name="L3">
      <style:paragraph-properties fo:margin-top="0cm" fo:margin-bottom="0cm" loext:contextual-spacing="false" fo:line-height="100%"/>
      <style:text-properties fo:font-size="11pt" fo:font-style="normal" officeooo:rsid="002c8745" officeooo:paragraph-rsid="002ee7be" style:font-name-asian="Calibri" style:font-size-asian="11pt" style:font-style-asian="normal" style:font-name-complex="Calibri" style:font-size-complex="11pt" style:font-style-complex="normal"/>
    </style:style>
    <style:style style:name="P35" style:family="paragraph" style:parent-style-name="Standard" style:list-style-name="L2">
      <style:paragraph-properties fo:margin-top="0cm" fo:margin-bottom="0cm" loext:contextual-spacing="false" fo:line-height="100%"/>
      <style:text-properties fo:font-size="11pt" fo:font-style="normal" officeooo:rsid="002d5bed" officeooo:paragraph-rsid="002d5bed" style:font-name-asian="Calibri" style:font-size-asian="11pt" style:font-style-asian="normal" style:font-name-complex="Calibri" style:font-size-complex="11pt" style:font-style-complex="normal"/>
    </style:style>
    <style:style style:name="P36" style:family="paragraph" style:parent-style-name="Standard" style:list-style-name="L3">
      <style:paragraph-properties fo:margin-top="0cm" fo:margin-bottom="0cm" loext:contextual-spacing="false" fo:line-height="100%"/>
      <style:text-properties fo:font-size="11pt" fo:font-style="normal" officeooo:rsid="002f5332" officeooo:paragraph-rsid="002f5332" style:font-name-asian="Calibri" style:font-size-asian="11pt" style:font-style-asian="normal" style:font-name-complex="Calibri" style:font-size-complex="11pt" style:font-style-complex="normal"/>
    </style:style>
    <style:style style:name="P37" style:family="paragraph" style:parent-style-name="Table_20_Contents">
      <style:text-properties officeooo:rsid="002d5bed" officeooo:paragraph-rsid="002d5b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028" style:font-weight-asian="bold" style:font-weight-complex="bold"/>
    </style:style>
    <style:style style:name="T3" style:family="text">
      <style:text-properties officeooo:rsid="00047028"/>
    </style:style>
    <style:style style:name="T4" style:family="text">
      <style:text-properties officeooo:rsid="0019069a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22cfef" style:font-size-asian="10pt" style:font-size-complex="10pt"/>
    </style:style>
    <style:style style:name="T7" style:family="text">
      <style:text-properties officeooo:rsid="00262038"/>
    </style:style>
    <style:style style:name="T8" style:family="text">
      <style:text-properties officeooo:rsid="0029a834"/>
    </style:style>
    <style:style style:name="T9" style:family="text">
      <style:text-properties officeooo:rsid="002c6700"/>
    </style:style>
    <style:style style:name="T10" style:family="text">
      <style:text-properties officeooo:rsid="002d5bed"/>
    </style:style>
    <style:style style:name="T11" style:family="text">
      <style:text-properties officeooo:rsid="002ee7be"/>
    </style:style>
    <style:style style:name="T12" style:family="text">
      <style:text-properties officeooo:rsid="0030740e"/>
    </style:style>
    <style:style style:name="T13" style:family="text">
      <style:text-properties officeooo:rsid="0030a0fc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4" office:value-type="string">
            <text:p text:style-name="P23"><text:span text:style-name="T4">F</text:span>ICHE DE PRÉPARATION</text:p>
          </table:table-cell>
          <table:covered-table-cell/>
          <table:covered-table-cell/>
          <table:covered-table-cell/>
        </table:table-row>
        <table:table-row>
          <table:table-cell table:style-name="Tableau2.A5" office:value-type="string">
            <text:p text:style-name="P26"><text:span text:style-name="T1">Classe</text:span> :CM2</text:p>
          </table:table-cell>
          <table:table-cell table:style-name="Tableau2.B2" table:number-columns-spanned="3" office:value-type="string">
            <text:p text:style-name="P27"><text:span text:style-name="T1">Titre </text:span>: <text:span text:style-name="T9">Le crêpier psychorigide</text:span></text:p>
          </table:table-cell>
          <table:covered-table-cell/>
          <table:covered-table-cell/>
        </table:table-row>
        <table:table-row>
          <table:table-cell table:style-name="Tableau2.A3" table:number-columns-spanned="4" office:value-type="string">
            <text:p text:style-name="P28"><text:span text:style-name="T1">Domaine du socle commun </text:span>: <text:span text:style-name="T9">Trier des éléments, mise en place d’un algorithme de tri</text:span></text:p>
            <text:p text:style-name="P28"><text:span text:style-name="T1">Domaine disciplinaire</text:span> : <text:span text:style-name="T9">Informatique</text:span></text:p>
            <text:p text:style-name="P28"><text:span text:style-name="T1">Compétences travaillées</text:span> : <text:span text:style-name="T9">Raisonnement algorithmique, notion de récursivité.</text:span></text:p>
            <text:p text:style-name="P29"><text:span text:style-name="T2">Objectifs </text:span><text:span text:style-name="T3">: Mettre au point un algorithme de tri en autonomie</text:span></text:p>
          </table:table-cell>
          <table:covered-table-cell/>
          <table:covered-table-cell/>
          <table:covered-table-cell/>
        </table:table-row>
        <table:table-row>
          <table:table-cell table:style-name="Tableau2.A4" table:number-columns-spanned="2" office:value-type="string">
            <text:p text:style-name="P19">DÉROULEMENT</text:p>
          </table:table-cell>
          <table:covered-table-cell/>
          <table:table-cell table:style-name="Tableau2.C4" office:value-type="string">
            <text:p text:style-name="P24">TACHE DE L’ÉLÈVE</text:p>
            <text:p text:style-name="P25">attendue/supposée</text:p>
          </table:table-cell>
          <table:table-cell table:style-name="Tableau2.D4" office:value-type="string">
            <text:p text:style-name="P19">NOTES</text:p>
          </table:table-cell>
        </table:table-row>
        <table:table-row>
          <table:table-cell table:style-name="Tableau2.A5" office:value-type="string">
            <text:p text:style-name="P17"><text:span text:style-name="T1">Temps </text:span>: <text:span text:style-name="T9">5/10 min</text:span></text:p>
          </table:table-cell>
          <table:table-cell table:style-name="Tableau2.B5" office:value-type="string">
            <text:p text:style-name="P7"><text:span text:style-name="T6">P</text:span><text:span text:style-name="T5">résentation et explication de l’activité</text:span></text:p>
            <text:p text:style-name="P5">Phase orale</text:p>
            <text:p text:style-name="P6">Un crêpier veut trier ses crêpes par taille croissante. Pour cela il ne peut effectuer que certains mouvement<text:span text:style-name="T11">s</text:span>. <text:span text:style-name="T11">But : t</text:span>rouver une méthode qui lui permettrait de toujours réussir à trier sa pile de crêpes.</text:p>
          </table:table-cell>
          <table:table-cell table:style-name="Tableau2.C5" office:value-type="string">
            <text:list xml:id="list1911568236" text:style-name="L1">
              <text:list-item>
                <text:p text:style-name="P30">Prendre connaissance du jeu.</text:p>
              </text:list-item>
              <text:list-item>
                <text:p text:style-name="P30">Reformuler les objectifs.</text:p>
              </text:list-item>
            </text:list>
          </table:table-cell>
          <table:table-cell table:style-name="Tableau2.D5" office:value-type="string">
            <text:p text:style-name="P21"/>
          </table:table-cell>
        </table:table-row>
        <table:table-row>
          <table:table-cell table:style-name="Tableau2.A6" office:value-type="string">
            <text:p text:style-name="P17"><text:span text:style-name="T1">Temps </text:span>: <text:span text:style-name="T9">10 min</text:span></text:p>
          </table:table-cell>
          <table:table-cell table:style-name="Tableau2.B6" office:value-type="string">
            <text:p text:style-name="P8">En groupe/par îlots</text:p>
            <text:p text:style-name="P11">Les élèves réalisent l’activité proposée <text:span text:style-name="T10">en autonomie : chacun cherche une solution. </text:span></text:p>
          </table:table-cell>
          <table:table-cell table:style-name="Tableau2.C6" office:value-type="string">
            <text:list xml:id="list4268049907" text:style-name="L2">
              <text:list-item>
                <text:p text:style-name="P31">Travail de recherche : comment résoudre le problème ? Comment trier la pile quelque soit la configuration initiale ?</text:p>
              </text:list-item>
              <text:list-item>
                <text:p text:style-name="P31">Discussion et réflexion en petits groupes.</text:p>
              </text:list-item>
            </text:list>
          </table:table-cell>
          <table:table-cell table:style-name="Tableau2.D6" office:value-type="string">
            <text:p text:style-name="P22">Tri avec la face colorée en haut pour ceux qui sont en avance.</text:p>
          </table:table-cell>
        </table:table-row>
        <table:table-row>
          <table:table-cell table:style-name="Tableau2.A7" office:value-type="string">
            <text:p text:style-name="P18"><text:span text:style-name="T1">Temps </text:span>: </text:p>
            <text:p text:style-name="P37">10 min</text:p>
          </table:table-cell>
          <table:table-cell table:style-name="Tableau2.B7" office:value-type="string">
            <text:p text:style-name="P10">Mise en commun</text:p>
            <text:p text:style-name="P15">Bilan de ce qui a été expérimenté : <text:span text:style-name="T10">les élèves expliquent leur algorithme de tri. Si possible « Pourquoi ça marche ? »</text:span></text:p>
          </table:table-cell>
          <table:table-cell table:style-name="Tableau2.C7" office:value-type="string">
            <text:list xml:id="list141203930877843" text:continue-numbering="true" text:style-name="L2">
              <text:list-item>
                <text:p text:style-name="P32">Être capable d’expliquer au reste de la classe sa réflexion.</text:p>
              </text:list-item>
              <text:list-item>
                <text:p text:style-name="P35">Comprendre l’algorithme.</text:p>
              </text:list-item>
            </text:list>
          </table:table-cell>
          <table:table-cell table:style-name="Tableau2.D7" office:value-type="string">
            <text:p text:style-name="P22">Expliquer pourquoi l’algorithme marche si le temps.</text:p>
          </table:table-cell>
        </table:table-row>
        <table:table-row>
          <table:table-cell table:style-name="Tableau2.A8" office:value-type="string">
            <text:p text:style-name="P18"><text:span text:style-name="T1">Temps </text:span>: <text:span text:style-name="T9">10 min</text:span></text:p>
          </table:table-cell>
          <table:table-cell table:style-name="Tableau2.B8" office:value-type="string">
            <text:p text:style-name="P9">En groupe/par îlots</text:p>
            <text:p text:style-name="P12">Les élèves <text:span text:style-name="T11">refont</text:span> l’activité proposée <text:span text:style-name="T10">par deux : un décrit les actions à faire sans regarder la pile et l’autre exécute les instructions.</text:span></text:p>
          </table:table-cell>
          <table:table-cell table:style-name="Tableau2.C8" office:value-type="string">
            <text:list xml:id="list141203477099194" text:continue-numbering="true" text:style-name="L2">
              <text:list-item>
                <text:p text:style-name="P35">Communiquer clairement les instructions</text:p>
              </text:list-item>
              <text:list-item>
                <text:p text:style-name="P35">Suivre à la lettre les instructions.</text:p>
              </text:list-item>
            </text:list>
          </table:table-cell>
          <table:table-cell table:style-name="Tableau2.D8" office:value-type="string">
            <text:p text:style-name="P20"/>
          </table:table-cell>
        </table:table-row>
        <table:table-row table:style-name="Tableau2.9">
          <table:table-cell table:style-name="Tableau2.A9" office:value-type="string">
            <text:p text:style-name="P17"><text:span text:style-name="T1">Temps </text:span>: <text:span text:style-name="T9">15 min</text:span></text:p>
          </table:table-cell>
          <table:table-cell table:style-name="Tableau2.B9" office:value-type="string">
            <text:p text:style-name="P10">Mise en commun <text:span text:style-name="T10">et clôture</text:span></text:p>
            <text:p text:style-name="P15">Bilan de ce qui a été expérimenté.</text:p>
            <text:p text:style-name="P14">« C’est de l’informatique parce que... » : <text:span text:style-name="T11">tri et notion de récursivité.</text:span></text:p>
            <text:p text:style-name="P16">Notion de complexité algorithmique.</text:p>
            <text:p text:style-name="P13">Une trace écrite à t<text:span text:style-name="T11">r</text:span>ous permet aux élèves de réfléchir à ce qu’ils ont appris/vécu</text:p>
          </table:table-cell>
          <table:table-cell table:style-name="Tableau2.C9" office:value-type="string">
            <text:list xml:id="list2499003722" text:style-name="L3">
              <text:list-item>
                <text:p text:style-name="P33">Réfléchir au lien avec l’informatique.</text:p>
              </text:list-item>
              <text:list-item>
                <text:p text:style-name="P36">Notion d<text:span text:style-name="T12">e complexité.</text:span></text:p>
              </text:list-item>
              <text:list-item>
                <text:p text:style-name="P34">Discuter de <text:span text:style-name="T12">la complexité</text:span> de la solution <text:span text:style-name="T13">(O(n))</text:span>.</text:p>
              </text:list-item>
            </text:list>
          </table:table-cell>
          <table:table-cell table:style-name="Tableau2.D9" office:value-type="string">
            <text:p text:style-name="P22">Indispensable de parler du lien direct avec l’informatique.</text:p>
            <text:p text:style-name="P22">Complexité si le temp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elle Quinson</meta:initial-creator>
    <meta:creation-date>2018-11-03T09:42:10.486037752</meta:creation-date>
    <dc:date>2019-03-04T14:12:01.152509352</dc:date>
    <meta:editing-duration>PT6H12M10S</meta:editing-duration>
    <meta:editing-cycles>20</meta:editing-cycles>
    <meta:generator>LibreOffice/6.0.7.3$Linux_X86_64 LibreOffice_project/00m0$Build-3</meta:generator>
    <meta:document-statistic meta:table-count="1" meta:image-count="0" meta:object-count="0" meta:page-count="1" meta:paragraph-count="46" meta:word-count="340" meta:character-count="2018" meta:non-whitespace-character-count="1733"/>
  </office:meta>
</office:document-meta>
</file>